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1A20000415A000039F2CAA78875.bmp"/>
  <manifest:file-entry manifest:media-type="" manifest:full-path="Pictures/2000002900000489000005FDB2799E5F.bmp"/>
  <manifest:file-entry manifest:media-type="" manifest:full-path="Pictures/2000003B00000732000005A50AAB6BEE.bmp"/>
  <manifest:file-entry manifest:media-type="" manifest:full-path="Pictures/20000019000002EA0000036523ABE6FC.bmp"/>
  <manifest:file-entry manifest:media-type="" manifest:full-path="Pictures/2000001B000004D900000645091194CA.bmp"/>
  <manifest:file-entry manifest:media-type="" manifest:full-path="Pictures/2000000A00001858000001AD23C1AE21.bmp"/>
  <manifest:file-entry manifest:media-type="" manifest:full-path="Pictures/2000000A00003165000008634D9E37F6.bmp"/>
  <manifest:file-entry manifest:media-type="" manifest:full-path="Pictures/200000190000023000000289D08D6D78.bmp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draw:stroke-linejoin="none" svg:stroke-linecap="butt" draw:fill="solid" draw:fill-color="#a6a6a6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7f7f7f" draw:textarea-horizontal-align="center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_20_2" svg:stroke-width="0cm" draw:stroke-linejoin="none" svg:stroke-linecap="butt" draw:fill="solid" draw:fill-color="#004fb2" draw:textarea-horizontal-align="center" draw:textarea-vertical-align="middle"/>
    </style:style>
    <style:style style:name="gr5" style:family="graphic" style:parent-style-name="standard">
      <style:graphic-properties draw:stroke="solid" draw:stroke-dash="Dash_20_2" svg:stroke-width="0.035cm" svg:stroke-color="#537f85" draw:marker-start-width="0.216cm" draw:marker-end-width="0.216cm" draw:stroke-linejoin="round" svg:stroke-linecap="butt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solid" draw:stroke-dash="Dash_20_2" svg:stroke-width="0.035cm" svg:stroke-color="#537f85" draw:marker-start-width="0.215cm" draw:marker-end-width="0.215cm" draw:stroke-linejoin="round" svg:stroke-linecap="butt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stroke-dash="Dash_20_2" svg:stroke-width="0cm" draw:stroke-linejoin="none" svg:stroke-linecap="butt" draw:fill="solid" draw:fill-color="#de6d22" draw:textarea-horizontal-align="center" draw:textarea-vertical-align="middle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objectwithoutfill">
      <style:graphic-properties draw:marker-start="Rounded_20_short_20_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1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8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3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4.3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25cm"/>
    </style:style>
    <style:style style:name="gr19" style:family="graphic" style:parent-style-name="standard">
      <style:graphic-properties draw:stroke="none" svg:stroke-color="#000000" draw:fill="none" draw:fill-color="#ffffff" fo:min-height="1.1cm"/>
    </style:style>
    <style:style style:name="gr20" style:family="graphic" style:parent-style-name="standard">
      <style:graphic-properties draw:stroke="none" svg:stroke-color="#000000" draw:fill="none" draw:fill-color="#ffffff" fo:min-height="1.65cm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gr22" style:family="graphic" style:parent-style-name="standard">
      <style:graphic-properties draw:stroke="none" svg:stroke-color="#000000" draw:fill="none" draw:fill-color="#ffffff" fo:min-height="0.779cm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5cm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79cm"/>
    </style:style>
    <style:style style:name="gr25" style:family="graphic" style:parent-style-name="standard">
      <style:graphic-properties draw:stroke="none" svg:stroke-color="#000000" draw:fill="none" draw:fill-color="#ffffff" fo:min-height="0.55cm"/>
    </style:style>
    <style:style style:name="gr26" style:family="graphic" style:parent-style-name="standard">
      <style:graphic-properties draw:stroke="none" draw:stroke-dash="Dash_20_2" svg:stroke-width="0cm" draw:stroke-linejoin="none" svg:stroke-linecap="butt" draw:fill="solid" draw:fill-color="#cc302f" draw:textarea-horizontal-align="center" draw:textarea-vertical-align="middle"/>
    </style:style>
    <style:style style:name="gr27" style:family="graphic" style:parent-style-name="standard">
      <style:graphic-properties draw:stroke="solid" draw:stroke-dash="Dash_20_2" svg:stroke-width="0.072cm" svg:stroke-color="#004586" draw:stroke-linejoin="round" svg:stroke-linecap="butt" draw:fill="solid" draw:fill-color="#0066cc" draw:textarea-horizontal-align="center" draw:textarea-vertical-align="middle" fo:padding-top="0.036cm" fo:padding-bottom="0.036cm" fo:padding-left="0.036cm" fo:padding-right="0.036cm"/>
    </style:style>
    <style:style style:name="gr28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29" style:family="graphic" style:parent-style-name="standard">
      <style:graphic-properties draw:stroke="none" draw:stroke-dash="Dash_20_2" svg:stroke-width="0cm" svg:stroke-color="#952020" draw:stroke-linejoin="none" svg:stroke-linecap="butt" draw:fill="solid" draw:fill-color="#cc302f" draw:textarea-horizontal-align="center" draw:textarea-vertical-align="middle"/>
    </style:style>
    <style:style style:name="gr30" style:family="graphic" style:parent-style-name="standard">
      <style:graphic-properties draw:stroke="solid" draw:stroke-dash="Dash_20_2" svg:stroke-width="0.072cm" svg:stroke-color="#004586" draw:stroke-linejoin="round" svg:stroke-linecap="butt" draw:fill="solid" draw:fill-color="#ffffff" draw:textarea-horizontal-align="center" draw:textarea-vertical-align="middle" fo:padding-top="0.036cm" fo:padding-bottom="0.036cm" fo:padding-left="0.036cm" fo:padding-right="0.036cm"/>
    </style:style>
    <style:style style:name="gr31" style:family="graphic" style:parent-style-name="standard">
      <style:graphic-properties draw:stroke="none" draw:stroke-dash="Dash_20_2" svg:stroke-width="0cm" svg:stroke-color="#952020" draw:stroke-linejoin="none" svg:stroke-linecap="butt" draw:fill="solid" draw:fill-color="#0066cc" draw:textarea-horizontal-align="center" draw:textarea-vertical-align="middle"/>
    </style:style>
    <style:style style:name="gr32" style:family="graphic" style:parent-style-name="standard">
      <style:graphic-properties draw:stroke="solid" draw:stroke-dash="Dash_20_2" svg:stroke-width="0.072cm" svg:stroke-color="#004586" draw:stroke-linejoin="round" svg:stroke-linecap="butt" draw:fill="none" draw:fill-color="#cc302f" draw:textarea-horizontal-align="center" draw:textarea-vertical-align="middle" fo:padding-top="0.036cm" fo:padding-bottom="0.036cm" fo:padding-left="0.036cm" fo:padding-right="0.036cm"/>
    </style:style>
    <style:style style:name="gr33" style:family="graphic" style:parent-style-name="standard">
      <style:graphic-properties draw:stroke="none" draw:fill="solid" draw:fill-color="#ffffff" draw:textarea-horizontal-align="left" draw:auto-grow-height="false" draw:fit-to-size="true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78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2pt" fo:font-weight="normal"/>
    </style:style>
    <style:style style:name="P3" style:family="paragraph">
      <style:paragraph-properties fo:text-align="center"/>
      <style:text-properties fo:color="#ffffff" fo:font-size="10pt" fo:font-weight="normal"/>
    </style:style>
    <style:style style:name="P4" style:family="paragraph">
      <style:paragraph-properties fo:text-align="center"/>
      <style:text-properties fo:color="#004586" fo:font-size="1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4586" fo:font-size="10pt"/>
    </style:style>
    <style:style style:name="P7" style:family="paragraph">
      <style:paragraph-properties fo:text-align="center"/>
      <style:text-properties fo:color="#ffffff" fo:font-size="10pt"/>
    </style:style>
    <style:style style:name="P8" style:family="paragraph">
      <style:text-properties fo:font-size="18pt"/>
    </style:style>
    <style:style style:name="P9" style:family="paragraph">
      <style:text-properties fo:color="#ffffff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P10" style:family="paragraph">
      <style:text-properties fo:color="#ffffff" style:text-outline="false" style:text-line-through-style="none" fo:font-family="Arial" style:font-family-generic="swiss" style:font-pitch="variable" fo:font-size="18pt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P11" style:family="paragraph">
      <style:paragraph-properties fo:text-align="center"/>
      <style:text-properties fo:color="#004586"/>
    </style:style>
    <style:style style:name="P12" style:family="paragraph">
      <style:text-properties fo:color="#004586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P13" style:family="paragraph">
      <style:text-properties fo:color="#ffffff" style:text-outline="false" style:text-line-through-style="none" fo:font-family="Arial" style:font-family-generic="swiss" style:font-pitch="variable" fo:font-size="18pt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P14" style:family="paragraph">
      <style:text-properties fo:color="#004586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004586" fo:font-size="18pt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color="#004586" fo:font-size="12pt"/>
    </style:style>
    <style:style style:name="T1" style:family="text">
      <style:text-properties fo:color="#ffffff" fo:font-size="12pt" fo:font-weight="normal"/>
    </style:style>
    <style:style style:name="T2" style:family="text">
      <style:text-properties fo:color="#ffffff" fo:font-size="12pt" fo:font-weight="normal" style:font-weight-asian="normal" style:font-weight-complex="normal"/>
    </style:style>
    <style:style style:name="T3" style:family="text">
      <style:text-properties fo:color="#ffffff" fo:font-size="10pt" fo:font-weight="normal"/>
    </style:style>
    <style:style style:name="T4" style:family="text">
      <style:text-properties fo:color="#004586" fo:font-size="10pt"/>
    </style:style>
    <style:style style:name="T5" style:family="text">
      <style:text-properties fo:color="#ffffff" fo:font-size="10pt"/>
    </style:style>
    <style:style style:name="T6" style:family="text">
      <style:text-properties fo:color="#ffffff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T7" style:family="text">
      <style:text-properties fo:color="#ffffff" style:text-outline="false" style:text-line-through-style="none" fo:font-family="Arial" style:font-family-generic="swiss" style:font-pitch="variable" fo:font-size="18pt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T8" style:family="text">
      <style:text-properties fo:color="#004586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8pt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text-scale="100%" style:text-overline-style="none" style:text-overline-color="font-color"/>
    </style:style>
    <style:style style:name="T10" style:family="text">
      <style:text-properties fo:color="#004586"/>
    </style:style>
    <style:style style:name="T11" style:family="text">
      <style:text-properties fo:color="#004586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16cm" svg:height="7.859cm" svg:x="17.877cm" svg:y="1.884cm" svg:viewBox="0 0 7161 7860" svg:d="M0 454c0-251 203-454 454-454h6253c251 0 454 203 454 454v6952c0 251-203 454-454 454h-6253c-251 0-454-203-454-454z">
          <text:p/>
        </draw:path>
        <draw:path draw:style-name="gr1" draw:text-style-name="P1" draw:layer="layout" svg:width="7.156cm" svg:height="10.687cm" svg:x="5.479cm" svg:y="1.87cm" svg:viewBox="0 0 7157 10688" svg:d="M0 454c0-251 203-454 454-454h6249c251 0 454 203 454 454v9780c0 251-203 454-454 454h-6249c-251 0-454-203-454-454z">
          <text:p/>
        </draw:path>
        <draw:path draw:style-name="gr2" draw:text-style-name="P1" draw:layer="layout" svg:width="6.618cm" svg:height="1.348cm" svg:x="18.148cm" svg:y="3.04cm" svg:viewBox="0 0 6619 1349" svg:d="M0 135c0-74 61-135 135-135h6349c75 0 135 61 135 135v1079c0 75-60 135-135 135h-6349c-74 0-135-60-135-135z">
          <text:p/>
        </draw:path>
        <draw:frame draw:style-name="gr3" draw:text-style-name="P1" draw:layer="layout" svg:width="0.559cm" svg:height="0.648cm" svg:x="18.378cm" svg:y="3.291cm">
          <draw:image xlink:href="Pictures/200000190000023000000289D08D6D78.bmp" xlink:type="simple" xlink:show="embed" xlink:actuate="onLoad">
            <text:p/>
          </draw:image>
        </draw:frame>
        <draw:path draw:style-name="gr4" draw:text-style-name="P1" draw:layer="layout" svg:width="6.546cm" svg:height="4.443cm" svg:x="18.184cm" svg:y="4.792cm" svg:viewBox="0 0 6547 4444" svg:d="M0 446c0-246 200-446 446-446h5656c246 0 445 200 445 446v3552c0 246-199 446-445 446h-5656c-246 0-446-200-446-446z">
          <text:p/>
        </draw:path>
        <draw:path draw:style-name="gr4" draw:text-style-name="P1" draw:layer="layout" svg:width="6.518cm" svg:height="1.163cm" svg:x="18.2cm" svg:y="10.336cm" svg:viewBox="0 0 6519 1164" svg:d="M0 117c0-65 52-117 117-117h6285c65 0 117 52 117 117v930c0 65-52 117-117 117h-6285c-65 0-117-52-117-117z">
          <text:p/>
        </draw:path>
        <draw:frame draw:style-name="gr3" draw:text-style-name="P1" draw:layer="layout" svg:width="1.24cm" svg:height="1.604cm" svg:x="23.138cm" svg:y="7.613cm">
          <draw:image xlink:href="Pictures/2000001B000004D900000645091194CA.bmp" xlink:type="simple" xlink:show="embed" xlink:actuate="onLoad">
            <text:p/>
          </draw:image>
        </draw:frame>
        <draw:path draw:style-name="gr5" draw:text-style-name="P1" draw:layer="layout" svg:width="3.489cm" svg:height="1.416cm" svg:x="21.299cm" svg:y="11.906cm" svg:viewBox="0 0 3490 1417" svg:d="M828 236c0-131 94-236 210-236h234 665 1343c117 0 210 105 210 236v355 589c0 131-93 237-210 237h-1343-665-234c-116 0-210-106-210-237v-589l-828 88z">
          <text:p/>
        </draw:path>
        <draw:path draw:style-name="gr2" draw:text-style-name="P1" draw:layer="layout" svg:width="6.517cm" svg:height="1.353cm" svg:x="5.798cm" svg:y="3.038cm" svg:viewBox="0 0 6518 1354" svg:d="M0 136c0-75 61-136 136-136h6246c75 0 136 61 136 136v1082c0 75-61 136-136 136h-6246c-75 0-136-61-136-136z">
          <text:p/>
        </draw:path>
        <draw:path draw:style-name="gr4" draw:text-style-name="P1" draw:layer="layout" svg:width="6.517cm" svg:height="1.348cm" svg:x="5.798cm" svg:y="5.14cm" svg:viewBox="0 0 6518 1349" svg:d="M0 135c0-74 61-135 135-135h6248c74 0 135 61 135 135v1079c0 75-61 135-135 135h-6248c-74 0-135-60-135-135z">
          <text:p/>
        </draw:path>
        <draw:path draw:style-name="gr4" draw:text-style-name="P1" draw:layer="layout" svg:width="6.517cm" svg:height="0.925cm" svg:x="5.798cm" svg:y="7.051cm" svg:viewBox="0 0 6518 926" svg:d="M0 93c0-51 42-93 93-93h6332c51 0 93 42 93 93v740c0 51-42 93-93 93h-6332c-51 0-93-42-93-93z">
          <text:p/>
        </draw:path>
        <draw:path draw:style-name="gr4" draw:text-style-name="P1" draw:layer="layout" svg:width="6.517cm" svg:height="3.859cm" svg:x="5.798cm" svg:y="8.485cm" svg:viewBox="0 0 6518 3860" svg:d="M0 387c0-214 173-387 387-387h5744c213 0 387 173 387 387v3085c0 214-174 388-387 388h-5744c-214 0-387-174-387-388z">
          <text:p/>
        </draw:path>
        <draw:frame draw:style-name="gr3" draw:text-style-name="P1" draw:layer="layout" svg:width="0.745cm" svg:height="0.868cm" svg:x="11.185cm" svg:y="10.381cm">
          <draw:image xlink:href="Pictures/20000019000002EA0000036523ABE6FC.bmp" xlink:type="simple" xlink:show="embed" xlink:actuate="onLoad">
            <text:p/>
          </draw:image>
        </draw:frame>
        <draw:frame draw:style-name="gr3" draw:text-style-name="P1" draw:layer="layout" svg:width="1.841cm" svg:height="1.444cm" svg:x="9.137cm" svg:y="9.493cm">
          <draw:image xlink:href="Pictures/2000003B00000732000005A50AAB6BEE.bmp" xlink:type="simple" xlink:show="embed" xlink:actuate="onLoad">
            <text:p/>
          </draw:image>
        </draw:frame>
        <draw:path draw:style-name="gr6" draw:text-style-name="P1" draw:layer="layout" svg:width="2.37cm" svg:height="1.643cm" svg:x="12.573cm" svg:y="2.006cm" svg:viewBox="0 0 2371 1644" svg:d="M349 146c0-81 65-146 145-146h192 506 1034c80 0 145 65 145 146v363 218c0 80-65 144-145 144h-1034l-1192 773 686-773h-192c-80 0-145-64-145-144v-218z">
          <text:p/>
        </draw:path>
        <draw:path draw:style-name="gr6" draw:text-style-name="P1" draw:layer="layout" svg:width="2.922cm" svg:height="1.583cm" svg:x="15.596cm" svg:y="2.021cm" svg:viewBox="0 0 2923 1584" svg:d="M0 145c0-80 65-145 145-145h1035 505 192c80 0 145 65 145 145v363 218c0 80-65 145-145 145h-192l1238 713-1743-713h-1035c-80 0-145-65-145-145v-218z">
          <text:p/>
        </draw:path>
        <draw:path draw:style-name="gr6" draw:text-style-name="P1" draw:layer="layout" svg:width="5.159cm" svg:height="3.394cm" svg:x="13.976cm" svg:y="4.516cm" svg:viewBox="0 0 5160 3395" svg:d="M0 415c0-229 186-415 415-415h1610 866 163c230 0 416 186 416 415v1039l1690 1941-1690-1318c0 229-186 415-416 415h-163-866-1610c-229 0-415-186-415-415v-623z">
          <text:p/>
        </draw:path>
        <draw:path draw:style-name="gr6" draw:text-style-name="P1" draw:layer="layout" svg:width="6.6cm" svg:height="2.483cm" svg:x="10.857cm" svg:y="7.471cm" svg:viewBox="0 0 6601 2484" svg:d="M3131 247c0-137 111-247 246-247h332 867 1778c137 0 247 110 247 247v617 370c0 136-110 246-247 246h-1778-867-332c-135 0-246-110-246-246l-3131 1250 3131-1620z">
          <text:p/>
        </draw:path>
        <draw:path draw:style-name="gr6" draw:text-style-name="P1" draw:layer="layout" svg:width="5.571cm" svg:height="1.17cm" svg:x="11.872cm" svg:y="9.227cm" svg:viewBox="0 0 5572 1171" svg:d="M2102 183c0-101 83-183 184-183h395 867 1841c101 0 183 82 183 183v458 275c0 101-82 183-183 183h-1841-867-395c-101 0-184-82-184-183l-2102 255 2102-530z">
          <text:p/>
        </draw:path>
        <draw:path draw:style-name="gr6" draw:text-style-name="P1" draw:layer="layout" svg:width="9.755cm" svg:height="3.869cm" svg:x="13.977cm" svg:y="8.68cm" svg:viewBox="0 0 9756 3870" svg:d="M0 2166c0-188 153-340 340-340h1685 867 238c188 0 341 152 341 340l6285-2166-6285 2677v852c0 189-153 341-341 341h-238-867-1685c-187 0-340-152-340-341v-852z">
          <text:p/>
        </draw:path>
        <draw:frame draw:style-name="gr3" draw:text-style-name="P1" draw:layer="layout" svg:width="6.231cm" svg:height="0.428cm" svg:x="12.142cm" svg:y="3.501cm">
          <draw:image xlink:href="Pictures/2000000A00001858000001AD23C1AE21.bmp" xlink:type="simple" xlink:show="embed" xlink:actuate="onLoad">
            <text:p/>
          </draw:image>
        </draw:frame>
        <draw:polygon draw:style-name="gr7" draw:text-style-name="P1" draw:layer="layout" svg:width="4.908cm" svg:height="1.327cm" svg:x="12.803cm" svg:y="3.05cm" svg:viewBox="0 0 4909 1328" draw:points="0,663 664,0 664,332 4245,332 4245,0 4909,663 4245,1328 4245,996 664,996 664,1328">
          <text:p/>
        </draw:polygon>
        <draw:frame draw:style-name="gr3" draw:text-style-name="P1" draw:layer="layout" svg:width="12.644cm" svg:height="2.146cm" svg:x="8.636cm" svg:y="11.442cm">
          <draw:image xlink:href="Pictures/2000000A00003165000008634D9E37F6.bmp" xlink:type="simple" xlink:show="embed" xlink:actuate="onLoad">
            <text:p/>
          </draw:image>
        </draw:frame>
        <draw:frame draw:style-name="gr3" draw:text-style-name="P1" draw:layer="layout" svg:width="1.16cm" svg:height="1.532cm" svg:x="19.178cm" svg:y="7.649cm">
          <draw:image xlink:href="Pictures/2000002900000489000005FDB2799E5F.bmp" xlink:type="simple" xlink:show="embed" xlink:actuate="onLoad">
            <text:p/>
          </draw:image>
        </draw:frame>
        <draw:line draw:style-name="gr8" draw:text-style-name="P1" draw:layer="layout" svg:x1="9.1cm" svg:y1="4.4cm" svg:x2="9.1cm" svg:y2="5.2cm">
          <text:p/>
        </draw:line>
        <draw:line draw:style-name="gr8" draw:text-style-name="P1" draw:layer="layout" svg:x1="9.1cm" svg:y1="6.5cm" svg:x2="9.1cm" svg:y2="7.1cm">
          <text:p/>
        </draw:line>
        <draw:line draw:style-name="gr8" draw:text-style-name="P1" draw:layer="layout" svg:x1="9.1cm" svg:y1="7.9cm" svg:x2="9.1cm" svg:y2="8.5cm">
          <text:p/>
        </draw:line>
        <draw:line draw:style-name="gr9" draw:text-style-name="P1" draw:layer="layout" svg:x1="24cm" svg:y1="9.2cm" svg:x2="24cm" svg:y2="10.4cm">
          <text:p/>
        </draw:line>
        <draw:frame draw:style-name="gr10" draw:text-style-name="P2" draw:layer="layout" svg:width="4.507cm" svg:height="0.725cm" svg:x="5.7cm" svg:y="2.1cm">
          <draw:text-box>
            <text:p><text:span text:style-name="T1">FIDO USER </text:span><text:span text:style-name="T2">DEVICE</text:span></text:p>
          </draw:text-box>
        </draw:frame>
        <draw:frame draw:style-name="gr11" draw:text-style-name="P3" draw:layer="layout" svg:width="3.326cm" svg:height="0.645cm" svg:x="7.401cm" svg:y="3.3cm">
          <draw:text-box>
            <text:p text:style-name="P1"><text:span text:style-name="T3">BROWSER / APP</text:span></text:p>
          </draw:text-box>
        </draw:frame>
        <draw:frame draw:style-name="gr12" draw:text-style-name="P3" draw:layer="layout" svg:width="2.699cm" svg:height="0.645cm" svg:x="7.701cm" svg:y="5.5cm">
          <draw:text-box>
            <text:p text:style-name="P1"><text:span text:style-name="T3">FIDO CLIENT</text:span></text:p>
          </draw:text-box>
        </draw:frame>
        <draw:frame draw:style-name="gr13" draw:text-style-name="P3" draw:layer="layout" svg:width="1.268cm" svg:height="0.645cm" svg:x="8.501cm" svg:y="7.2cm">
          <draw:text-box>
            <text:p text:style-name="P1"><text:span text:style-name="T3">ASM</text:span></text:p>
          </draw:text-box>
        </draw:frame>
        <draw:frame draw:style-name="gr14" draw:text-style-name="P3" draw:layer="layout" svg:width="4.443cm" svg:height="0.645cm" svg:x="6.901cm" svg:y="8.7cm">
          <draw:text-box>
            <text:p text:style-name="P1"><text:span text:style-name="T3">FIDO AUTHENTICATOR</text:span></text:p>
          </draw:text-box>
        </draw:frame>
        <draw:frame draw:style-name="gr15" draw:text-style-name="P3" draw:layer="layout" svg:width="2.856cm" svg:height="0.645cm" svg:x="20.001cm" svg:y="3.4cm">
          <draw:text-box>
            <text:p text:style-name="P1"><text:span text:style-name="T3">WEB SERVER</text:span></text:p>
          </draw:text-box>
        </draw:frame>
        <draw:line draw:style-name="gr8" draw:text-style-name="P1" draw:layer="layout" svg:x1="21.4cm" svg:y1="4.3cm" svg:x2="21.4cm" svg:y2="4.9cm">
          <text:p/>
        </draw:line>
        <draw:frame draw:style-name="gr16" draw:text-style-name="P3" draw:layer="layout" svg:width="2.894cm" svg:height="0.645cm" svg:x="20.001cm" svg:y="5cm">
          <draw:text-box>
            <text:p text:style-name="P1"><text:span text:style-name="T3">FIDO SERVER</text:span></text:p>
          </draw:text-box>
        </draw:frame>
        <draw:frame draw:style-name="gr17" draw:text-style-name="P3" draw:layer="layout" svg:width="5.015cm" svg:height="0.645cm" svg:x="19.102cm" svg:y="10.6cm">
          <draw:text-box>
            <text:p text:style-name="P1"><text:span text:style-name="T3">FIDO METADATA SERVICE</text:span></text:p>
          </draw:text-box>
        </draw:frame>
        <draw:frame draw:style-name="gr18" draw:text-style-name="P2" draw:layer="layout" svg:width="3.889cm" svg:height="0.725cm" svg:x="18.001cm" svg:y="2.1cm">
          <draw:text-box>
            <text:p><text:span text:style-name="T1">RELYING PARTY</text:span></text:p>
          </draw:text-box>
        </draw:frame>
        <draw:frame draw:style-name="gr19" draw:text-style-name="P4" draw:layer="layout" svg:width="2.5cm" svg:height="1.35cm" svg:x="22.2cm" svg:y="12.1cm">
          <draw:text-box>
            <text:p text:style-name="P1"><text:span text:style-name="T4">Certify compliance</text:span></text:p>
          </draw:text-box>
        </draw:frame>
        <draw:frame draw:style-name="gr20" draw:text-style-name="P4" draw:layer="layout" svg:width="3.4cm" svg:height="1.9cm" svg:x="14cm" svg:y="10.6cm">
          <draw:text-box>
            <text:p text:style-name="P1"><text:span text:style-name="T4">Authenticator metadata &amp; attestation trust store</text:span></text:p>
          </draw:text-box>
        </draw:frame>
        <draw:frame draw:style-name="gr21" draw:text-style-name="P4" draw:layer="layout" svg:width="3.3cm" svg:height="1cm" svg:x="14.1cm" svg:y="9.5cm">
          <draw:text-box>
            <text:p text:style-name="P1"><text:span text:style-name="T4">Attestation key</text:span></text:p>
          </draw:text-box>
        </draw:frame>
        <draw:frame draw:style-name="gr22" draw:text-style-name="P4" draw:layer="layout" svg:width="3.5cm" svg:height="1.039cm" svg:x="14cm" svg:y="7.7cm">
          <draw:text-box>
            <text:p text:style-name="P1"><text:span text:style-name="T4">Authentication keys</text:span></text:p>
          </draw:text-box>
        </draw:frame>
        <draw:frame draw:style-name="gr20" draw:text-style-name="P4" draw:layer="layout" svg:width="3.4cm" svg:height="1.9cm" svg:x="14cm" svg:y="5.1cm">
          <draw:text-box>
            <text:p text:style-name="P1"><text:span text:style-name="T4">Cryptographic authentication key reference DB</text:span></text:p>
          </draw:text-box>
        </draw:frame>
        <draw:frame draw:style-name="gr23" draw:text-style-name="P4" draw:layer="layout" svg:width="2cm" svg:height="0.8cm" svg:x="15.6cm" svg:y="2.2cm">
          <draw:text-box>
            <text:p text:style-name="P1"><text:span text:style-name="T4">TLS key</text:span></text:p>
          </draw:text-box>
        </draw:frame>
        <draw:frame draw:style-name="gr24" draw:text-style-name="P4" draw:layer="layout" svg:width="2cm" svg:height="1.039cm" svg:x="12.9cm" svg:y="1.9cm">
          <draw:text-box>
            <text:p text:style-name="P1"><text:span text:style-name="T4">TLS protocol</text:span></text:p>
          </draw:text-box>
        </draw:frame>
        <draw:frame draw:style-name="gr25" draw:text-style-name="P6" draw:layer="layout" svg:width="2cm" svg:height="0.8cm" svg:x="22cm" svg:y="9.7cm">
          <draw:text-box>
            <text:p text:style-name="P5"><text:span text:style-name="T4">Update</text:span></text:p>
          </draw:text-box>
        </draw:frame>
        <draw:frame draw:style-name="gr25" draw:text-style-name="P7" draw:layer="layout" svg:width="3.4cm" svg:height="0.8cm" svg:x="13.6cm" svg:y="3.4cm">
          <draw:text-box>
            <text:p text:style-name="P1"><text:span text:style-name="T5">UAF Protocol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6.729cm" svg:height="14.833cm" svg:x="5.68cm" svg:y="3.361cm">
          <draw:image xlink:href="Pictures/200001A20000415A000039F2CAA78875.bmp" xlink:type="simple" xlink:show="embed" xlink:actuate="onLoad">
            <text:p/>
          </draw:image>
        </draw:frame>
        <draw:polygon draw:style-name="gr26" draw:text-style-name="P1" draw:layer="layout" svg:width="15.978cm" svg:height="1.9cm" svg:x="6.243cm" svg:y="16.102cm" svg:viewBox="0 0 15979 1901" draw:points="0,0 0,1901 15979,1901 15979,0">
          <text:p/>
        </draw:polygon>
        <draw:polygon draw:style-name="gr27" draw:text-style-name="P1" draw:layer="layout" svg:width="15.978cm" svg:height="1.9cm" svg:x="6.243cm" svg:y="16.102cm" svg:viewBox="0 0 15979 1901" draw:points="0,0 15979,0 15979,1901 0,1901">
          <text:p/>
        </draw:polygon>
        <draw:frame draw:style-name="gr28" draw:text-style-name="P9" draw:layer="layout" svg:width="9.875cm" svg:height="0.708cm" svg:x="9.364cm" svg:y="16.333cm">
          <draw:text-box>
            <text:p text:style-name="P8"><text:span text:style-name="T6">Remotely attacking central servers </text:span></text:p>
          </draw:text-box>
        </draw:frame>
        <draw:frame draw:style-name="gr28" draw:text-style-name="P10" draw:layer="layout" svg:width="2.935cm" svg:height="0.708cm" svg:x="10.232cm" svg:y="17.095cm">
          <draw:text-box>
            <text:p text:style-name="P8"><text:span text:style-name="T7">steal data</text:span></text:p>
          </draw:text-box>
        </draw:frame>
        <draw:frame draw:style-name="gr28" draw:text-style-name="P9" draw:layer="layout" svg:width="4.885cm" svg:height="0.708cm" svg:x="13.335cm" svg:y="17.095cm">
          <draw:text-box>
            <text:p text:style-name="P8"><text:span text:style-name="T6">for impersonation</text:span></text:p>
          </draw:text-box>
        </draw:frame>
        <draw:path draw:style-name="gr29" draw:text-style-name="P1" draw:layer="layout" svg:width="1.057cm" svg:height="1.057cm" svg:x="5.714cm" svg:y="15.679cm" svg:viewBox="0 0 1058 1058" svg:d="M0 529c0-292 237-529 529-529 293 0 529 237 529 529s-236 529-529 529c-292 0-529-237-529-529z">
          <text:p/>
        </draw:path>
        <draw:path draw:style-name="gr30" draw:text-style-name="P11" draw:layer="layout" svg:width="1.057cm" svg:height="1.057cm" svg:x="5.714cm" svg:y="15.679cm" svg:viewBox="0 0 1058 1058" svg:d="M0 529c0-292 237-529 529-529 293 0 529 237 529 529s-236 529-529 529c-292 0-529-237-529-529z">
          <text:p/>
        </draw:path>
        <draw:frame draw:style-name="gr28" draw:text-style-name="P12" draw:layer="layout" svg:width="0.35cm" svg:height="0.708cm" svg:x="6.067cm" svg:y="15.87cm">
          <draw:text-box>
            <text:p text:style-name="P8"><text:span text:style-name="T8">1</text:span></text:p>
          </draw:text-box>
        </draw:frame>
        <draw:polygon draw:style-name="gr31" draw:text-style-name="P1" draw:layer="layout" svg:width="7.424cm" svg:height="4.647cm" svg:x="14.797cm" svg:y="3.827cm" svg:viewBox="0 0 7425 4648" draw:points="0,0 0,4648 7425,4648 7425,0">
          <text:p/>
        </draw:polygon>
        <draw:polygon draw:style-name="gr32" draw:text-style-name="P1" draw:layer="layout" svg:width="7.424cm" svg:height="4.647cm" svg:x="14.797cm" svg:y="3.827cm" svg:viewBox="0 0 7425 4648" draw:points="0,0 7425,0 7425,4648 0,4648">
          <text:p/>
        </draw:polygon>
        <draw:frame draw:style-name="gr28" draw:text-style-name="P9" draw:layer="layout" svg:width="5.692cm" svg:height="0.708cm" svg:x="15.743cm" svg:y="4.669cm">
          <draw:text-box>
            <text:p text:style-name="P8"><text:span text:style-name="T6">Physically attacking </text:span></text:p>
          </draw:text-box>
        </draw:frame>
        <draw:frame draw:style-name="gr28" draw:text-style-name="P9" draw:layer="layout" svg:width="3.724cm" svg:height="0.708cm" svg:x="16.73cm" svg:y="5.431cm">
          <draw:text-box>
            <text:p text:style-name="P8"><text:span text:style-name="T6">user devices </text:span></text:p>
          </draw:text-box>
        </draw:frame>
        <draw:frame draw:style-name="gr28" draw:text-style-name="P13" draw:layer="layout" svg:width="3.892cm" svg:height="0.708cm" svg:x="16.112cm" svg:y="6.193cm">
          <draw:text-box>
            <text:p text:style-name="P8"><text:span text:style-name="T9">misuse them</text:span></text:p>
          </draw:text-box>
        </draw:frame>
        <draw:frame draw:style-name="gr28" draw:text-style-name="P9" draw:layer="layout" svg:width="0.912cm" svg:height="0.708cm" svg:x="20.167cm" svg:y="6.193cm">
          <draw:text-box>
            <text:p text:style-name="P8"><text:span text:style-name="T6">for </text:span></text:p>
          </draw:text-box>
        </draw:frame>
        <draw:frame draw:style-name="gr28" draw:text-style-name="P9" draw:layer="layout" svg:width="3.971cm" svg:height="0.708cm" svg:x="16.522cm" svg:y="6.955cm">
          <draw:text-box>
            <text:p text:style-name="P8"><text:span text:style-name="T6">impersonation</text:span></text:p>
          </draw:text-box>
        </draw:frame>
        <draw:path draw:style-name="gr29" draw:text-style-name="P1" draw:layer="layout" svg:width="1.057cm" svg:height="1.058cm" svg:x="14.179cm" svg:y="3.403cm" svg:viewBox="0 0 1058 1059" svg:d="M0 529c0-292 237-529 529-529 293 0 529 237 529 529 0 293-236 530-529 530-292 0-529-237-529-530z">
          <text:p/>
        </draw:path>
        <draw:path draw:style-name="gr30" draw:text-style-name="P1" draw:layer="layout" svg:width="1.057cm" svg:height="1.058cm" svg:x="14.179cm" svg:y="3.403cm" svg:viewBox="0 0 1058 1059" svg:d="M0 529c0-292 237-529 529-529 293 0 529 237 529 529 0 293-236 530-529 530-292 0-529-237-529-530z">
          <text:p/>
        </draw:path>
        <draw:frame draw:style-name="gr33" draw:text-style-name="P12" draw:layer="layout" svg:width="0.35cm" svg:height="0.708cm" svg:x="14.532cm" svg:y="3.595cm">
          <draw:text-box>
            <text:p text:style-name="P8"><text:span text:style-name="T8">6</text:span></text:p>
          </draw:text-box>
        </draw:frame>
        <draw:polygon draw:style-name="gr31" draw:text-style-name="P1" draw:layer="layout" svg:width="7.419cm" svg:height="4.542cm" svg:x="6.349cm" svg:y="3.932cm" svg:viewBox="0 0 7420 4543" draw:points="0,0 0,4543 7420,4543 7420,0">
          <text:p/>
        </draw:polygon>
        <draw:polygon draw:style-name="gr32" draw:text-style-name="P1" draw:layer="layout" svg:width="7.419cm" svg:height="4.542cm" svg:x="6.349cm" svg:y="3.932cm" svg:viewBox="0 0 7420 4543" draw:points="0,0 7420,0 7420,4543 0,4543">
          <text:p/>
        </draw:polygon>
        <draw:frame draw:style-name="gr28" draw:text-style-name="P9" draw:layer="layout" svg:width="5.692cm" svg:height="0.708cm" svg:x="7.293cm" svg:y="4.722cm">
          <draw:text-box>
            <text:p text:style-name="P8"><text:span text:style-name="T6">Physically attacking </text:span></text:p>
          </draw:text-box>
        </draw:frame>
        <draw:frame draw:style-name="gr28" draw:text-style-name="P9" draw:layer="layout" svg:width="3.548cm" svg:height="0.708cm" svg:x="8.28cm" svg:y="5.484cm">
          <draw:text-box>
            <text:p text:style-name="P8"><text:span text:style-name="T6">user devices</text:span></text:p>
          </draw:text-box>
        </draw:frame>
        <draw:frame draw:style-name="gr28" draw:text-style-name="P13" draw:layer="layout" svg:width="2.935cm" svg:height="0.708cm" svg:x="8.136cm" svg:y="6.246cm">
          <draw:text-box>
            <text:p text:style-name="P8"><text:span text:style-name="T9">steal data</text:span></text:p>
          </draw:text-box>
        </draw:frame>
        <draw:frame draw:style-name="gr28" draw:text-style-name="P9" draw:layer="layout" svg:width="0.912cm" svg:height="0.708cm" svg:x="11.238cm" svg:y="6.246cm">
          <draw:text-box>
            <text:p text:style-name="P8"><text:span text:style-name="T6">for </text:span></text:p>
          </draw:text-box>
        </draw:frame>
        <draw:frame draw:style-name="gr28" draw:text-style-name="P9" draw:layer="layout" svg:width="3.971cm" svg:height="0.708cm" svg:x="8.072cm" svg:y="7.008cm">
          <draw:text-box>
            <text:p text:style-name="P8"><text:span text:style-name="T6">impersonation</text:span></text:p>
          </draw:text-box>
        </draw:frame>
        <draw:path draw:style-name="gr29" draw:text-style-name="P1" draw:layer="layout" svg:width="1.057cm" svg:height="1.058cm" svg:x="5.714cm" svg:y="3.403cm" svg:viewBox="0 0 1058 1059" svg:d="M0 529c0-292 237-529 529-529s529 237 529 529c0 293-237 530-529 530s-529-237-529-530z">
          <text:p/>
        </draw:path>
        <draw:path draw:style-name="gr30" draw:text-style-name="P11" draw:layer="layout" svg:width="1.057cm" svg:height="1.058cm" svg:x="5.714cm" svg:y="3.403cm" svg:viewBox="0 0 1058 1059" svg:d="M0 529c0-292 237-529 529-529s529 237 529 529c0 293-237 530-529 530s-529-237-529-530z">
          <text:p/>
        </draw:path>
        <draw:frame draw:style-name="gr33" draw:text-style-name="P12" draw:layer="layout" svg:width="0.35cm" svg:height="0.708cm" svg:x="6.067cm" svg:y="3.595cm">
          <draw:text-box>
            <text:p text:style-name="P8"><text:span text:style-name="T8">5</text:span></text:p>
          </draw:text-box>
        </draw:frame>
        <draw:polygon draw:style-name="gr31" draw:text-style-name="P1" draw:layer="layout" svg:width="4.867cm" svg:height="6.133cm" svg:x="6.349cm" svg:y="9.334cm" svg:viewBox="0 0 4868 6134" draw:points="0,0 0,6134 4868,6134 4868,0">
          <text:p/>
        </draw:polygon>
        <draw:polygon draw:style-name="gr32" draw:text-style-name="P1" draw:layer="layout" svg:width="4.867cm" svg:height="6.133cm" svg:x="6.349cm" svg:y="9.334cm" svg:viewBox="0 0 4868 6134" draw:points="0,0 4868,0 4868,6134 0,6134">
          <text:p/>
        </draw:polygon>
        <draw:frame draw:style-name="gr28" draw:text-style-name="P9" draw:layer="layout" svg:width="2.845cm" svg:height="0.708cm" svg:x="7.447cm" svg:y="10.158cm">
          <draw:text-box>
            <text:p text:style-name="P8"><text:span text:style-name="T6">Remotely </text:span></text:p>
          </draw:text-box>
        </draw:frame>
        <draw:frame draw:style-name="gr28" draw:text-style-name="P9" draw:layer="layout" svg:width="3.866cm" svg:height="0.708cm" svg:x="6.931cm" svg:y="10.919cm">
          <draw:text-box>
            <text:p text:style-name="P8"><text:span text:style-name="T6">attacking lots </text:span></text:p>
          </draw:text-box>
        </draw:frame>
        <draw:frame draw:style-name="gr28" draw:text-style-name="P9" draw:layer="layout" svg:width="4.252cm" svg:height="0.708cm" svg:x="6.651cm" svg:y="11.681cm">
          <draw:text-box>
            <text:p text:style-name="P8"><text:span text:style-name="T6">of user devices</text:span></text:p>
          </draw:text-box>
        </draw:frame>
        <draw:frame draw:style-name="gr28" draw:text-style-name="P10" draw:layer="layout" svg:width="2.935cm" svg:height="0.708cm" svg:x="6.859cm" svg:y="13.205cm">
          <draw:text-box>
            <text:p text:style-name="P8"><text:span text:style-name="T7">steal data</text:span></text:p>
          </draw:text-box>
        </draw:frame>
        <draw:frame draw:style-name="gr28" draw:text-style-name="P9" draw:layer="layout" svg:width="0.912cm" svg:height="0.708cm" svg:x="9.961cm" svg:y="13.205cm">
          <draw:text-box>
            <text:p text:style-name="P8"><text:span text:style-name="T6">for </text:span></text:p>
          </draw:text-box>
        </draw:frame>
        <draw:frame draw:style-name="gr28" draw:text-style-name="P9" draw:layer="layout" svg:width="3.971cm" svg:height="0.708cm" svg:x="6.795cm" svg:y="13.967cm">
          <draw:text-box>
            <text:p text:style-name="P8"><text:span text:style-name="T6">impersonation</text:span></text:p>
          </draw:text-box>
        </draw:frame>
        <draw:polygon draw:style-name="gr29" draw:text-style-name="P1" draw:layer="layout" svg:width="4.867cm" svg:height="6.133cm" svg:x="11.852cm" svg:y="9.33cm" svg:viewBox="0 0 4868 6134" draw:points="0,0 0,6134 4868,6134 4868,0">
          <text:p/>
        </draw:polygon>
        <draw:polygon draw:style-name="gr27" draw:text-style-name="P1" draw:layer="layout" svg:width="4.867cm" svg:height="6.133cm" svg:x="11.852cm" svg:y="9.33cm" svg:viewBox="0 0 4868 6134" draw:points="0,0 4868,0 4868,6134 0,6134">
          <text:p/>
        </draw:polygon>
        <draw:frame draw:style-name="gr28" draw:text-style-name="P9" draw:layer="layout" svg:width="2.845cm" svg:height="0.708cm" svg:x="12.95cm" svg:y="9.772cm">
          <draw:text-box>
            <text:p text:style-name="P8"><text:span text:style-name="T6">Remotely </text:span></text:p>
          </draw:text-box>
        </draw:frame>
        <draw:frame draw:style-name="gr28" draw:text-style-name="P9" draw:layer="layout" svg:width="3.866cm" svg:height="0.708cm" svg:x="12.433cm" svg:y="10.533cm">
          <draw:text-box>
            <text:p text:style-name="P8"><text:span text:style-name="T6">attacking lots </text:span></text:p>
          </draw:text-box>
        </draw:frame>
        <draw:frame draw:style-name="gr28" draw:text-style-name="P9" draw:layer="layout" svg:width="4.252cm" svg:height="0.708cm" svg:x="12.154cm" svg:y="11.295cm">
          <draw:text-box>
            <text:p text:style-name="P8"><text:span text:style-name="T6">of user devices</text:span></text:p>
          </draw:text-box>
        </draw:frame>
        <draw:frame draw:style-name="gr28" draw:text-style-name="P10" draw:layer="layout" svg:width="3.892cm" svg:height="0.708cm" svg:x="12.345cm" svg:y="12.819cm">
          <draw:text-box>
            <text:p text:style-name="P8"><text:span text:style-name="T7">misuse them</text:span></text:p>
          </draw:text-box>
        </draw:frame>
        <draw:frame draw:style-name="gr28" draw:text-style-name="P9" draw:layer="layout" svg:width="0.912cm" svg:height="0.708cm" svg:x="13.915cm" svg:y="13.581cm">
          <draw:text-box>
            <text:p text:style-name="P8"><text:span text:style-name="T6">for </text:span></text:p>
          </draw:text-box>
        </draw:frame>
        <draw:frame draw:style-name="gr28" draw:text-style-name="P9" draw:layer="layout" svg:width="3.971cm" svg:height="0.708cm" svg:x="12.298cm" svg:y="14.343cm">
          <draw:text-box>
            <text:p text:style-name="P8"><text:span text:style-name="T6">impersonation</text:span></text:p>
          </draw:text-box>
        </draw:frame>
        <draw:polygon draw:style-name="gr31" draw:text-style-name="P1" draw:layer="layout" svg:width="4.867cm" svg:height="6.133cm" svg:x="17.354cm" svg:y="9.33cm" svg:viewBox="0 0 4868 6134" draw:points="0,0 0,6134 4868,6134 4868,0">
          <text:p/>
        </draw:polygon>
        <draw:polygon draw:style-name="gr32" draw:text-style-name="P1" draw:layer="layout" svg:width="4.867cm" svg:height="6.133cm" svg:x="17.354cm" svg:y="9.33cm" svg:viewBox="0 0 4868 6134" draw:points="0,0 4868,0 4868,6134 0,6134">
          <text:p/>
        </draw:polygon>
        <draw:frame draw:style-name="gr28" draw:text-style-name="P9" draw:layer="layout" svg:width="2.845cm" svg:height="0.708cm" svg:x="18.452cm" svg:y="9.772cm">
          <draw:text-box>
            <text:p text:style-name="P8"><text:span text:style-name="T6">Remotely </text:span></text:p>
          </draw:text-box>
        </draw:frame>
        <draw:frame draw:style-name="gr28" draw:text-style-name="P9" draw:layer="layout" svg:width="3.866cm" svg:height="0.708cm" svg:x="17.935cm" svg:y="10.533cm">
          <draw:text-box>
            <text:p text:style-name="P8"><text:span text:style-name="T6">attacking lots </text:span></text:p>
          </draw:text-box>
        </draw:frame>
        <draw:frame draw:style-name="gr28" draw:text-style-name="P9" draw:layer="layout" svg:width="4.252cm" svg:height="0.708cm" svg:x="17.656cm" svg:y="11.295cm">
          <draw:text-box>
            <text:p text:style-name="P8"><text:span text:style-name="T6">of user devices</text:span></text:p>
          </draw:text-box>
        </draw:frame>
        <draw:frame draw:style-name="gr28" draw:text-style-name="P10" draw:layer="layout" svg:width="2.37cm" svg:height="0.708cm" svg:x="18.693cm" svg:y="12.819cm">
          <draw:text-box>
            <text:p text:style-name="P8"><text:span text:style-name="T7">misuse </text:span></text:p>
          </draw:text-box>
        </draw:frame>
        <draw:frame draw:style-name="gr28" draw:text-style-name="P10" draw:layer="layout" svg:width="4.314cm" svg:height="0.708cm" svg:x="17.724cm" svg:y="13.581cm">
          <draw:text-box>
            <text:p text:style-name="P8"><text:span text:style-name="T7">authenticated </text:span></text:p>
          </draw:text-box>
        </draw:frame>
        <draw:frame draw:style-name="gr28" draw:text-style-name="P10" draw:layer="layout" svg:width="2.723cm" svg:height="0.708cm" svg:x="18.431cm" svg:y="14.343cm">
          <draw:text-box>
            <text:p text:style-name="P8"><text:span text:style-name="T7">sessions</text:span></text:p>
          </draw:text-box>
        </draw:frame>
        <draw:path draw:style-name="gr29" draw:text-style-name="P1" draw:layer="layout" svg:width="1.057cm" svg:height="1.058cm" svg:x="5.714cm" svg:y="8.906cm" svg:viewBox="0 0 1058 1059" svg:d="M0 530c0-292 237-530 529-530s529 238 529 530-237 529-529 529-529-237-529-529z">
          <text:p/>
        </draw:path>
        <draw:path draw:style-name="gr30" draw:text-style-name="P11" draw:layer="layout" svg:width="1.057cm" svg:height="1.058cm" svg:x="5.714cm" svg:y="8.906cm" svg:viewBox="0 0 1058 1059" svg:d="M0 530c0-292 237-530 529-530s529 238 529 530-237 529-529 529-529-237-529-529z">
          <text:p/>
        </draw:path>
        <draw:frame draw:style-name="gr28" draw:text-style-name="P12" draw:layer="layout" svg:width="0.35cm" svg:height="0.708cm" svg:x="6.067cm" svg:y="9.098cm">
          <draw:text-box>
            <text:p text:style-name="P8"><text:span text:style-name="T8">2</text:span></text:p>
          </draw:text-box>
        </draw:frame>
        <draw:path draw:style-name="gr29" draw:text-style-name="P1" draw:layer="layout" svg:width="1.058cm" svg:height="1.058cm" svg:x="11.428cm" svg:y="8.906cm" svg:viewBox="0 0 1059 1059" svg:d="M0 530c0-292 237-530 530-530 292 0 529 238 529 530s-237 529-529 529c-293 0-530-237-530-529z">
          <text:p/>
        </draw:path>
        <draw:path draw:style-name="gr30" draw:text-style-name="P11" draw:layer="layout" svg:width="1.058cm" svg:height="1.058cm" svg:x="11.428cm" svg:y="8.906cm" svg:viewBox="0 0 1059 1059" svg:d="M0 530c0-292 237-530 530-530 292 0 529 238 529 530s-237 529-529 529c-293 0-530-237-530-529z">
          <text:p/>
        </draw:path>
        <draw:frame draw:style-name="gr28" draw:text-style-name="P12" draw:layer="layout" svg:width="0.35cm" svg:height="0.708cm" svg:x="11.781cm" svg:y="9.098cm">
          <draw:text-box>
            <text:p text:style-name="P8"><text:span text:style-name="T8">3</text:span></text:p>
          </draw:text-box>
        </draw:frame>
        <draw:path draw:style-name="gr29" draw:text-style-name="P1" draw:layer="layout" svg:width="1.058cm" svg:height="1.058cm" svg:x="16.93cm" svg:y="8.906cm" svg:viewBox="0 0 1059 1059" svg:d="M0 530c0-292 237-530 529-530 293 0 530 238 530 530s-237 529-530 529c-292 0-529-237-529-529z">
          <text:p/>
        </draw:path>
        <draw:path draw:style-name="gr30" draw:text-style-name="P11" draw:layer="layout" svg:width="1.058cm" svg:height="1.058cm" svg:x="16.93cm" svg:y="8.906cm" svg:viewBox="0 0 1059 1059" svg:d="M0 530c0-292 237-530 529-530 293 0 530 238 530 530s-237 529-530 529c-292 0-529-237-529-529z">
          <text:p/>
        </draw:path>
        <draw:frame draw:style-name="gr28" draw:text-style-name="P12" draw:layer="layout" svg:width="0.35cm" svg:height="0.708cm" svg:x="17.283cm" svg:y="9.098cm">
          <draw:text-box>
            <text:p text:style-name="P8"><text:span text:style-name="T8">4</text:span></text:p>
          </draw:text-box>
        </draw:frame>
        <draw:frame draw:style-name="gr34" draw:text-style-name="P14" draw:layer="layout" svg:width="3.292cm" svg:height="0.963cm" svg:x="24.4cm" svg:y="1.3cm">
          <draw:text-box>
            <text:p text:style-name="P8"><text:span text:style-name="T10">Examples</text:span></text:p>
          </draw:text-box>
        </draw:frame>
        <draw:frame draw:style-name="gr35" draw:text-style-name="P16" draw:layer="layout" svg:width="3.292cm" svg:height="1.675cm" svg:x="1.501cm" svg:y="1.301cm">
          <draw:text-box>
            <text:p text:style-name="P15"><text:span text:style-name="T10">Counter </text:span><text:span text:style-name="T10"><text:line-break/></text:span><text:span text:style-name="T10">Measures</text:span></text:p>
          </draw:text-box>
        </draw:frame>
        <draw:frame draw:style-name="gr36" draw:text-style-name="P18" draw:layer="layout" svg:width="3.93cm" svg:height="1.8cm" svg:x="1.502cm" svg:y="16.202cm">
          <draw:text-box>
            <text:p text:style-name="P17"><text:span text:style-name="T11">Use asymmetric </text:span><text:span text:style-name="T11"><text:line-break/></text:span><text:span text:style-name="T11">crypto, e.g. FIDO</text:span></text:p>
          </draw:text-box>
        </draw:frame>
        <draw:frame draw:style-name="gr36" draw:text-style-name="P18" draw:layer="layout" svg:width="3.998cm" svg:height="2.698cm" svg:x="1.502cm" svg:y="12.802cm">
          <draw:text-box>
            <text:p text:style-name="P17"><text:span text:style-name="T11">Use TEE or SE based key protection.</text:span></text:p>
            <text:p text:style-name="P17"><text:span text:style-name="T11">Use HW based user verification.</text:span></text:p>
          </draw:text-box>
        </draw:frame>
        <draw:frame draw:style-name="gr36" draw:text-style-name="P18" draw:layer="layout" svg:width="3.998cm" svg:height="2.698cm" svg:x="1.502cm" svg:y="9.302cm">
          <draw:text-box>
            <text:p text:style-name="P17"><text:span text:style-name="T11">Use Transaction Confirmation with TEE based Transaction Display.</text:span></text:p>
          </draw:text-box>
        </draw:frame>
        <draw:frame draw:style-name="gr36" draw:text-style-name="P18" draw:layer="layout" svg:width="3.998cm" svg:height="1.6cm" svg:x="1.502cm" svg:y="6.9cm">
          <draw:text-box>
            <text:p text:style-name="P17"><text:span text:style-name="T11">Use SE based key protection.</text:span></text:p>
          </draw:text-box>
        </draw:frame>
        <draw:frame draw:style-name="gr36" draw:text-style-name="P18" draw:layer="layout" svg:width="3.998cm" svg:height="1.6cm" svg:x="1.502cm" svg:y="4.1cm">
          <draw:text-box>
            <text:p text:style-name="P17"><text:span text:style-name="T11">Use robust &amp; spoofing resistant user verification.</text:span></text:p>
          </draw:text-box>
        </draw:frame>
        <draw:frame draw:style-name="gr36" draw:text-style-name="P18" draw:layer="layout" svg:width="3.93cm" svg:height="1.8cm" svg:x="23.902cm" svg:y="16.202cm">
          <draw:text-box>
            <text:p text:style-name="P17"><text:span text:style-name="T11">Recent mass-scale attacks to steal passwords.</text:span></text:p>
          </draw:text-box>
        </draw:frame>
        <draw:frame draw:style-name="gr36" draw:text-style-name="P18" draw:layer="layout" svg:width="3.93cm" svg:height="1.8cm" svg:x="23.902cm" svg:y="13.502cm">
          <draw:text-box>
            <text:p text:style-name="P17"><text:span text:style-name="T11">FlashCrest, iSpy</text:span></text:p>
          </draw:text-box>
        </draw:frame>
        <draw:frame draw:style-name="gr36" draw:text-style-name="P18" draw:layer="layout" svg:width="3.93cm" svg:height="1.8cm" svg:x="23.902cm" svg:y="9.402cm">
          <draw:text-box>
            <text:p text:style-name="P17"><text:span text:style-name="T11">EuroGrabb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lf Lindemann</meta:initial-creator>
    <meta:creation-date>2014-08-28T10:02:57.48</meta:creation-date>
    <meta:generator>OpenOffice/4.1.0$Unix OpenOffice.org_project/410m18$Build-9764</meta:generator>
    <dc:date>2014-09-01T09:34:13</dc:date>
    <dc:creator>S M</dc:creator>
    <meta:editing-duration>PT43M14S</meta:editing-duration>
    <meta:editing-cycles>30</meta:editing-cycles>
    <meta:document-statistic meta:object-count="119"/>
  </office:meta>
</office:document-meta>
</file>